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Arrow_20_Line">
      <style:graphic-properties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55cm" fo:min-width="4.201cm"/>
      <style:paragraph-properties style:writing-mode="lr-tb"/>
    </style:style>
    <style:style style:name="gr4" style:family="graphic" style:parent-style-name="objectwithoutfill">
      <style:graphic-properties svg:stroke-width="0.3cm" svg:stroke-color="#5eb91e" draw:marker-start-width="0.65cm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38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0.395cm"/>
      <style:paragraph-properties style:writing-mode="lr-tb"/>
    </style:style>
    <style:style style:name="gr8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5cm" fo:min-width="0.2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in-height="0.395cm" fo:min-width="0.391cm"/>
      <style:paragraph-properties style:writing-mode="lr-tb"/>
    </style:style>
    <style:style style:name="gr11" style:family="graphic" style:parent-style-name="objectwithoutfill">
      <style:graphic-properties svg:stroke-width="0.3cm" svg:stroke-color="#ea7500" draw:marker-start-width="0.65cm" draw:marker-end-width="0.6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395cm" fo:min-width="0.3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width="true" fo:min-height="0.395cm" fo:min-width="0.6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in-height="0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0.5cm" fo:min-width="1.446cm"/>
      <style:paragraph-properties style:writing-mode="lr-tb"/>
    </style:style>
    <style:style style:name="gr16" style:family="graphic" style:parent-style-name="objectwithoutfill">
      <style:graphic-properties svg:stroke-width="0.3cm" svg:stroke-color="#ffa6a6" draw:marker-start-width="0.65cm" draw:marker-end-width="0.65cm" draw:fill="none" draw:textarea-vertical-align="middle" fo:padding-top="0.275cm" fo:padding-bottom="0.275cm" fo:padding-left="0.4cm" fo:padding-right="0.4cm"/>
    </style:style>
    <style:style style:name="gr17" style:family="graphic" style:parent-style-name="objectwithoutfill">
      <style:graphic-properties svg:stroke-width="0.3cm" svg:stroke-color="#81d41a" draw:marker-start-width="0.65cm" draw:marker-end-width="0.65cm" draw:fill="none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9" style:family="graphic" style:parent-style-name="objectwithoutfill">
      <style:graphic-properties draw:stroke="dash" draw:stroke-dash="Dot_20__28_Rounded_29_" svg:stroke-width="0.3cm" svg:stroke-color="#3465a4" draw:marker-start-width="0.65cm" draw:marker-end-width="0.65cm" svg:stroke-linecap="round" draw:fill="none" draw:textarea-vertical-align="middle" fo:padding-top="0.275cm" fo:padding-bottom="0.275cm" fo:padding-left="0.4cm" fo:padding-right="0.4cm"/>
    </style:style>
    <style:style style:name="gr20" style:family="graphic" style:parent-style-name="objectwithoutfill">
      <style:graphic-properties svg:stroke-width="0.3cm" svg:stroke-color="#3465a4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standard">
      <style:graphic-properties draw:stroke="solid" svg:stroke-color="#000000" draw:fill="solid" draw:fill-color="#ea7500" fo:min-height="0.395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ffa6a6" fo:min-height="0.395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81d41a" fo:min-height="0.395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f0000" draw:textarea-vertical-align="middle" fo:min-height="0.395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729fcf" fo:min-height="0.3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5cm" fo:min-width="0.51cm"/>
      <style:paragraph-properties style:writing-mode="lr-tb"/>
    </style:style>
    <style:style style:name="gr27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28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29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30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31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32" style:family="graphic" style:parent-style-name="standard">
      <style:graphic-properties draw:stroke="solid" svg:stroke-color="#000000" draw:fill="none" draw:fill-color="#ffffff" fo:min-height="0.25cm"/>
      <style:paragraph-properties style:writing-mode="lr-tb"/>
    </style:style>
    <style:style style:name="gr33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34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35" style:family="graphic" style:parent-style-name="Arrow_20_Line" style:list-style-name="L1">
      <style:graphic-properties draw:textarea-vertical-align="middle" draw:line-distance="3.55cm" draw:placing="below"/>
      <style:paragraph-properties style:writing-mode="lr-tb"/>
    </style:style>
    <style:style style:name="gr36" style:family="graphic" style:parent-style-name="objectwithoutfill">
      <style:graphic-properties draw:marker-end="Estremità_20_linea_20_14" draw:marker-end-width="0.3cm" draw:fill="none" draw:textarea-vertical-align="middle"/>
    </style:style>
    <style:style style:name="gr37" style:family="graphic" style:parent-style-name="objectwithoutfill">
      <style:graphic-properties draw:marker-end="Estremità_20_linea_20_16" draw:marker-end-width="0.3cm" draw:fill="none" draw:textarea-vertical-align="middle"/>
    </style:style>
    <style:style style:name="gr38" style:family="graphic" style:parent-style-name="Arrow_20_Line" style:list-style-name="L1">
      <style:graphic-properties draw:textarea-vertical-align="middle" draw:line-distance="3.55cm" draw:placing="above"/>
      <style:paragraph-properties style:writing-mode="lr-tb"/>
    </style:style>
    <style:style style:name="gr39" style:family="graphic" style:parent-style-name="Arrow_20_Line" style:list-style-name="L1">
      <style:graphic-properties draw:textarea-vertical-align="middle" draw:line-distance="2.8cm" draw:placing="below"/>
      <style:paragraph-properties style:writing-mode="lr-tb"/>
    </style:style>
    <style:style style:name="gr40" style:family="graphic" style:parent-style-name="objectwithoutfill">
      <style:graphic-properties draw:stroke="dash" draw:stroke-dash="Dot_20__28_Rounded_29_" svg:stroke-width="0.3cm" draw:marker-start-width="0.65cm" draw:marker-end-width="0.65cm" svg:stroke-linecap="round" draw:fill="none" draw:textarea-vertical-align="middle" fo:padding-top="0.275cm" fo:padding-bottom="0.275cm" fo:padding-left="0.4cm" fo:padding-right="0.4cm"/>
    </style:style>
    <style:style style:name="gr41" style:family="graphic" style:parent-style-name="objectwithoutfill">
      <style:graphic-properties svg:stroke-width="0.3cm" svg:stroke-color="#e8a202" draw:marker-start-width="0.65cm" draw:marker-end-width="0.65cm" draw:fill="none" draw:textarea-vertical-align="middle" fo:padding-top="0.275cm" fo:padding-bottom="0.275cm" fo:padding-left="0.4cm" fo:padding-right="0.4cm"/>
    </style:style>
    <style:style style:name="gr42" style:family="graphic" style:parent-style-name="Arrow_20_Line" style:list-style-name="L1">
      <style:graphic-properties draw:textarea-vertical-align="middle" draw:line-distance="1.55cm" draw:placing="below"/>
      <style:paragraph-properties style:writing-mode="lr-tb"/>
    </style:style>
    <style:style style:name="gr43" style:family="graphic" style:parent-style-name="Arrow_20_Line" style:list-style-name="L1">
      <style:graphic-properties draw:textarea-vertical-align="middle" draw:line-distance="1.55cm" draw:placing="below"/>
      <style:paragraph-properties style:writing-mode="lr-tb"/>
    </style:style>
    <style:style style:name="gr44" style:family="graphic" style:parent-style-name="Arrow_20_Line" style:list-style-name="L1">
      <style:graphic-properties draw:textarea-vertical-align="middle" draw:line-distance="1.55cm" draw:placing="below"/>
      <style:paragraph-properties style:writing-mode="lr-tb"/>
    </style:style>
    <style:style style:name="gr45" style:family="graphic" style:parent-style-name="Arrow_20_Line" style:list-style-name="L1">
      <style:graphic-properties draw:textarea-vertical-align="middle" draw:line-distance="1.55cm" draw:placing="below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ea7500"/>
    </style:style>
    <style:style style:name="P7" style:family="paragraph">
      <loext:graphic-properties draw:fill="solid" draw:fill-color="#ffa6a6"/>
    </style:style>
    <style:style style:name="P8" style:family="paragraph">
      <loext:graphic-properties draw:fill="solid" draw:fill-color="#81d41a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729fcf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8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4.75cm" svg:x2="12cm" svg:y2="4.75cm">
          <text:p/>
        </draw:line>
        <draw:measure draw:style-name="gr2" draw:text-style-name="P2" draw:layer="measurelines" svg:x1="3cm" svg:y1="3cm" svg:x2="27.208cm" svg:y2="3cm">
          <text:p text:style-name="P2"><text:span text:style-name="T1"><text:tab/></text:span></text:p>
        </draw:measure>
        <draw:frame draw:style-name="gr3" draw:text-style-name="P4" draw:layer="layout" svg:width="8.105cm" svg:height="0.962cm" svg:x="11.302cm" svg:y="1.25cm">
          <draw:text-box>
            <text:p text:style-name="P3"><text:span text:style-name="T2">Durata totale EEG <text:s/>= 245 s</text:span></text:p>
          </draw:text-box>
        </draw:frame>
        <draw:g>
          <draw:line draw:style-name="gr4" draw:text-style-name="P1" draw:layer="layout" svg:x1="6.65cm" svg:y1="4.75cm" svg:x2="8.65cm" svg:y2="4.75cm">
            <text:p/>
          </draw:line>
          <draw:line draw:style-name="gr5" draw:text-style-name="P1" draw:layer="layout" svg:x1="7.275cm" svg:y1="3.65cm" svg:x2="7.275cm" svg:y2="4.717cm">
            <text:p/>
          </draw:line>
          <draw:frame draw:style-name="gr6" draw:text-style-name="P5" draw:layer="layout" svg:width="2.042cm" svg:height="0.688cm" svg:x="6.4cm" svg:y="3.04cm">
            <draw:text-box>
              <text:p>Trig2</text:p>
            </draw:text-box>
          </draw:frame>
        </draw:g>
        <draw:frame draw:style-name="gr7" draw:text-style-name="P5" xml:id="id13" draw:id="id13" draw:layer="layout" svg:width="2.25cm" svg:height="0.645cm" svg:x="5.25cm" svg:y="16.152cm">
          <draw:text-box>
            <text:p>Trigger = 0</text:p>
          </draw:text-box>
        </draw:frame>
        <draw:line draw:style-name="gr8" draw:text-style-name="P1" xml:id="id2" draw:id="id2" draw:layer="layout" svg:x1="4cm" svg:y1="14.25cm" svg:x2="7cm" svg:y2="14.25cm">
          <text:p/>
        </draw:line>
        <draw:frame draw:style-name="gr9" draw:text-style-name="P5" draw:layer="layout" svg:width="0.724cm" svg:height="0.75cm" svg:x="6.653cm" svg:y="14.875cm">
          <draw:text-box>
            <text:p>0</text:p>
          </draw:text-box>
        </draw:frame>
        <draw:frame draw:style-name="gr10" draw:text-style-name="P5" draw:layer="layout" svg:width="0.891cm" svg:height="0.645cm" svg:x="10.479cm" svg:y="14.928cm">
          <draw:text-box>
            <text:p>18</text:p>
          </draw:text-box>
        </draw:frame>
        <draw:line draw:style-name="gr11" draw:text-style-name="P1" xml:id="id4" draw:id="id4" draw:layer="layout" svg:x1="11cm" svg:y1="14.25cm" svg:x2="13cm" svg:y2="14.25cm">
          <text:p/>
        </draw:line>
        <draw:frame draw:style-name="gr12" draw:text-style-name="P5" draw:layer="layout" svg:width="0.891cm" svg:height="0.645cm" svg:x="12.489cm" svg:y="14.928cm">
          <draw:text-box>
            <text:p>19</text:p>
          </draw:text-box>
        </draw:frame>
        <draw:frame draw:style-name="gr13" draw:text-style-name="P5" xml:id="id15" draw:id="id15" draw:layer="layout" svg:width="1.184cm" svg:height="0.645cm" svg:x="15.25cm" svg:y="14.928cm">
          <draw:text-box>
            <text:p>20,2</text:p>
          </draw:text-box>
        </draw:frame>
        <draw:frame draw:style-name="gr14" draw:text-style-name="P5" draw:layer="layout" svg:width="0.891cm" svg:height="0.645cm" svg:x="16.645cm" svg:y="14.928cm">
          <draw:text-box>
            <text:p>21</text:p>
          </draw:text-box>
        </draw:frame>
        <draw:frame draw:style-name="gr12" draw:text-style-name="P5" draw:layer="layout" svg:width="0.891cm" svg:height="0.645cm" svg:x="17.607cm" svg:y="14.928cm">
          <draw:text-box>
            <text:p>22</text:p>
          </draw:text-box>
        </draw:frame>
        <draw:frame draw:style-name="gr12" draw:text-style-name="P5" draw:layer="layout" svg:width="0.891cm" svg:height="0.645cm" svg:x="20.525cm" svg:y="14.928cm">
          <draw:text-box>
            <text:p>24</text:p>
          </draw:text-box>
        </draw:frame>
        <draw:frame draw:style-name="gr15" draw:text-style-name="P5" draw:layer="layout" svg:width="1.946cm" svg:height="0.75cm" svg:x="25.402cm" svg:y="14.875cm">
          <draw:text-box>
            <text:p>200 <text:s text:c="3"/>ms</text:p>
          </draw:text-box>
        </draw:frame>
        <draw:line draw:style-name="gr16" draw:text-style-name="P1" xml:id="id6" draw:id="id6" draw:layer="layout" svg:x1="13cm" svg:y1="14cm" svg:x2="17cm" svg:y2="14cm">
          <text:p/>
        </draw:line>
        <draw:line draw:style-name="gr17" draw:text-style-name="P1" xml:id="id8" draw:id="id8" draw:layer="layout" svg:x1="15.25cm" svg:y1="14.25cm" svg:x2="18cm" svg:y2="14.25cm">
          <text:p/>
        </draw:line>
        <draw:line draw:style-name="gr18" draw:text-style-name="P1" xml:id="id10" draw:id="id10" draw:layer="layout" svg:x1="18cm" svg:y1="14.25cm" svg:x2="21cm" svg:y2="14.25cm">
          <text:p/>
        </draw:line>
        <draw:line draw:style-name="gr19" draw:text-style-name="P1" draw:layer="layout" svg:x1="21cm" svg:y1="14.25cm" svg:x2="24.25cm" svg:y2="14.25cm">
          <text:p/>
        </draw:line>
        <draw:line draw:style-name="gr20" draw:text-style-name="P1" draw:layer="layout" svg:x1="24.25cm" svg:y1="14.25cm" svg:x2="26cm" svg:y2="14.25cm">
          <text:p/>
        </draw:line>
        <draw:frame draw:style-name="gr21" draw:text-style-name="P6" xml:id="id3" draw:id="id3" draw:layer="layout" svg:width="3cm" svg:height="0.645cm" svg:x="8.25cm" svg:y="16.152cm">
          <draw:text-box>
            <text:p>lowSEF20 = 1</text:p>
          </draw:text-box>
        </draw:frame>
        <draw:frame draw:style-name="gr22" draw:text-style-name="P7" xml:id="id5" draw:id="id5" draw:layer="layout" svg:width="3cm" svg:height="0.645cm" svg:x="11.5cm" svg:y="16.152cm">
          <draw:text-box>
            <text:p>highSEF20 = 2</text:p>
          </draw:text-box>
        </draw:frame>
        <draw:frame draw:style-name="gr23" draw:text-style-name="P8" xml:id="id7" draw:id="id7" draw:layer="layout" svg:width="3.25cm" svg:height="0.645cm" svg:x="17.75cm" svg:y="11.625cm">
          <draw:text-box>
            <text:p>lowSEF22 = 1,8</text:p>
          </draw:text-box>
        </draw:frame>
        <draw:frame draw:style-name="gr24" draw:text-style-name="P9" xml:id="id9" draw:id="id9" draw:layer="layout" svg:width="3.25cm" svg:height="0.645cm" svg:x="21cm" svg:y="11.625cm">
          <draw:text-box>
            <text:p>highSEF22 = 2</text:p>
          </draw:text-box>
        </draw:frame>
        <draw:frame draw:style-name="gr25" draw:text-style-name="P10" xml:id="id1" draw:id="id1" draw:layer="layout" svg:width="3.25cm" svg:height="0.645cm" svg:x="4cm" svg:y="11.625cm">
          <draw:text-box>
            <text:p>pretrigger = 20</text:p>
          </draw:text-box>
        </draw:frame>
        <draw:frame draw:style-name="gr26" draw:text-style-name="P5" draw:layer="layout" svg:width="1.01cm" svg:height="0.75cm" svg:x="3.25cm" svg:y="14.875cm">
          <draw:text-box>
            <text:p>-20</text:p>
          </draw:text-box>
        </draw:frame>
        <draw:connector draw:style-name="gr27" draw:text-style-name="P1" draw:layer="layout" draw:type="line" svg:x1="5.625cm" svg:y1="12.27cm" svg:x2="5.5cm" svg:y2="14.25cm" draw:start-shape="id1" draw:end-shape="id2" svg:d="M5625 12270l-125 1980" svg:viewBox="0 0 126 1981">
          <text:p/>
        </draw:connector>
        <draw:connector draw:style-name="gr28" draw:text-style-name="P1" draw:layer="layout" draw:type="line" svg:x1="9.75cm" svg:y1="16.152cm" svg:x2="12cm" svg:y2="14.25cm" draw:start-shape="id3" draw:start-glue-point="0" draw:end-shape="id4" draw:end-glue-point="0" svg:d="M9750 16152l2250-1902" svg:viewBox="0 0 2251 1903">
          <text:p/>
        </draw:connector>
        <draw:connector draw:style-name="gr29" draw:text-style-name="P1" draw:layer="layout" draw:type="line" svg:x1="13cm" svg:y1="16.152cm" svg:x2="15cm" svg:y2="14cm" draw:start-shape="id5" draw:start-glue-point="0" draw:end-shape="id6" draw:end-glue-point="0" svg:d="M13000 16152l2000-2152" svg:viewBox="0 0 2001 2153">
          <text:p/>
        </draw:connector>
        <draw:connector draw:style-name="gr30" draw:text-style-name="P1" draw:layer="layout" draw:type="line" svg:x1="19.375cm" svg:y1="12.27cm" svg:x2="16.625cm" svg:y2="14.25cm" draw:start-shape="id7" draw:start-glue-point="2" draw:end-shape="id8" draw:end-glue-point="0" svg:d="M19375 12270l-2750 1980" svg:viewBox="0 0 2751 1981">
          <text:p/>
        </draw:connector>
        <draw:connector draw:style-name="gr31" draw:text-style-name="P1" draw:layer="layout" draw:type="line" svg:x1="22.625cm" svg:y1="12.27cm" svg:x2="19.5cm" svg:y2="14.25cm" draw:start-shape="id9" draw:start-glue-point="2" draw:end-shape="id10" draw:end-glue-point="0" svg:d="M22625 12270l-3125 1980" svg:viewBox="0 0 3126 1981">
          <text:p/>
        </draw:connector>
        <draw:frame draw:style-name="gr7" draw:text-style-name="P5" xml:id="id11" draw:id="id11" draw:layer="layout" svg:width="3.25cm" svg:height="0.645cm" svg:x="12.5cm" svg:y="11.625cm">
          <draw:text-box>
            <text:p>MaxSEF20 = 19</text:p>
          </draw:text-box>
        </draw:frame>
        <draw:frame draw:style-name="gr32" draw:text-style-name="P5" xml:id="id12" draw:id="id12" draw:layer="layout" svg:width="3.5cm" svg:height="0.645cm" svg:x="16cm" svg:y="16.152cm">
          <draw:text-box>
            <text:p>MaxSEF22 = 22</text:p>
          </draw:text-box>
        </draw:frame>
        <draw:connector draw:style-name="gr33" draw:text-style-name="P1" draw:layer="layout" draw:type="line" svg:x1="14.125cm" svg:y1="12.27cm" svg:x2="13cm" svg:y2="14.25cm" draw:start-shape="id11" draw:start-glue-point="2" draw:end-shape="id4" draw:end-glue-point="1" svg:d="M14125 12270l-1125 1980" svg:viewBox="0 0 1126 1981">
          <text:p/>
        </draw:connector>
        <draw:connector draw:style-name="gr34" draw:text-style-name="P1" draw:layer="layout" draw:type="line" svg:x1="17.75cm" svg:y1="16.152cm" svg:x2="18cm" svg:y2="14.25cm" draw:start-shape="id12" draw:start-glue-point="0" draw:end-shape="id10" draw:end-glue-point="3" svg:d="M17750 16152l250-1902" svg:viewBox="0 0 251 1903">
          <text:p/>
        </draw:connector>
        <draw:measure draw:style-name="gr35" draw:text-style-name="P12" draw:layer="measurelines" svg:x1="4cm" svg:y1="15.75cm" svg:x2="26cm" svg:y2="15.75cm">
          <text:p text:style-name="P11"><text:span text:style-name="T3">Trial Duration = 220 ms</text:span></text:p>
        </draw:measure>
        <draw:line draw:style-name="gr19" draw:text-style-name="P1" xml:id="id14" draw:id="id14" draw:layer="layout" svg:x1="7cm" svg:y1="14.25cm" svg:x2="11cm" svg:y2="14.25cm">
          <text:p/>
        </draw:line>
        <draw:connector draw:style-name="gr36" draw:text-style-name="P1" draw:layer="layout" draw:type="line" svg:x1="6.375cm" svg:y1="16.152cm" svg:x2="7cm" svg:y2="14.25cm" draw:start-shape="id13" draw:start-glue-point="0" draw:end-shape="id14" draw:end-glue-point="3" svg:d="M6375 16152l625-1902" svg:viewBox="0 0 626 1903">
          <text:p/>
        </draw:connector>
        <draw:frame draw:style-name="gr12" draw:text-style-name="P5" draw:layer="layout" svg:width="0.891cm" svg:height="0.645cm" svg:x="14.51cm" svg:y="14.928cm">
          <draw:text-box>
            <text:p>20</text:p>
          </draw:text-box>
        </draw:frame>
        <draw:connector draw:style-name="gr37" draw:text-style-name="P1" draw:layer="layout" draw:type="line" svg:x1="15.842cm" svg:y1="14.928cm" svg:x2="15.25cm" svg:y2="14.25cm" draw:start-shape="id15" draw:start-glue-point="0" draw:end-shape="id8" draw:end-glue-point="3" svg:d="M15842 14928l-592-678" svg:viewBox="0 0 593 679">
          <text:p/>
        </draw:connector>
        <draw:measure draw:style-name="gr38" draw:text-style-name="P12" draw:layer="measurelines" svg:x1="11cm" svg:y1="14cm" svg:x2="17cm" svg:y2="14cm">
          <text:p text:style-name="P11"><text:span text:style-name="T3"><text:measure text:kind="gap"/></text:span><text:span text:style-name="T3">S1</text:span></text:p>
        </draw:measure>
        <draw:measure draw:style-name="gr39" draw:text-style-name="P12" draw:layer="measurelines" svg:x1="15.25cm" svg:y1="14.25cm" svg:x2="21cm" svg:y2="14.25cm">
          <text:p text:style-name="P11"><text:span text:style-name="T3">M1</text:span></text:p>
        </draw:measure>
        <draw:line draw:style-name="gr40" draw:text-style-name="P1" draw:layer="layout" svg:x1="12cm" svg:y1="4.75cm" svg:x2="24cm" svg:y2="4.75cm">
          <text:p/>
        </draw:line>
        <draw:line draw:style-name="gr1" draw:text-style-name="P1" draw:layer="layout" svg:x1="24cm" svg:y1="4.75cm" svg:x2="27.25cm" svg:y2="4.75cm">
          <text:p/>
        </draw:line>
        <draw:g>
          <draw:line draw:style-name="gr18" draw:text-style-name="P1" draw:layer="layout" svg:x1="4.25cm" svg:y1="4.75cm" svg:x2="6.25cm" svg:y2="4.75cm">
            <text:p/>
          </draw:line>
          <draw:line draw:style-name="gr5" draw:text-style-name="P1" draw:layer="layout" svg:x1="4.875cm" svg:y1="3.65cm" svg:x2="4.875cm" svg:y2="4.717cm">
            <text:p/>
          </draw:line>
          <draw:frame draw:style-name="gr6" draw:text-style-name="P5" draw:layer="layout" svg:width="2.042cm" svg:height="0.688cm" svg:x="4cm" svg:y="3.04cm">
            <draw:text-box>
              <text:p>Trig1</text:p>
            </draw:text-box>
          </draw:frame>
        </draw:g>
        <draw:g>
          <draw:line draw:style-name="gr41" draw:text-style-name="P1" draw:layer="layout" svg:x1="9cm" svg:y1="4.75cm" svg:x2="11cm" svg:y2="4.75cm">
            <text:p/>
          </draw:line>
          <draw:line draw:style-name="gr5" draw:text-style-name="P1" draw:layer="layout" svg:x1="9.625cm" svg:y1="3.65cm" svg:x2="9.625cm" svg:y2="4.717cm">
            <text:p/>
          </draw:line>
          <draw:frame draw:style-name="gr6" draw:text-style-name="P5" draw:layer="layout" svg:width="2.042cm" svg:height="0.688cm" svg:x="8.75cm" svg:y="3.04cm">
            <draw:text-box>
              <text:p>Trig3</text:p>
            </draw:text-box>
          </draw:frame>
        </draw:g>
        <draw:g>
          <draw:line draw:style-name="gr18" draw:text-style-name="P1" draw:layer="layout" svg:x1="24.5cm" svg:y1="4.75cm" svg:x2="26.5cm" svg:y2="4.75cm">
            <text:p/>
          </draw:line>
          <draw:line draw:style-name="gr5" draw:text-style-name="P1" draw:layer="layout" svg:x1="25.125cm" svg:y1="3.65cm" svg:x2="25.125cm" svg:y2="4.717cm">
            <text:p/>
          </draw:line>
          <draw:frame draw:style-name="gr6" draw:text-style-name="P5" draw:layer="layout" svg:width="2.042cm" svg:height="0.688cm" svg:x="24.25cm" svg:y="3.04cm">
            <draw:text-box>
              <text:p>Trig1080</text:p>
            </draw:text-box>
          </draw:frame>
        </draw:g>
        <draw:measure draw:style-name="gr42" draw:text-style-name="P12" draw:layer="measurelines" svg:x1="4.25cm" svg:y1="4.75cm" svg:x2="6.25cm" svg:y2="4.75cm">
          <text:p text:style-name="P11"><text:measure text:kind="gap"/><text:span text:style-name="T4">Trial 1</text:span></text:p>
        </draw:measure>
        <draw:measure draw:style-name="gr43" draw:text-style-name="P12" draw:layer="measurelines" svg:x1="6.649cm" svg:y1="4.75cm" svg:x2="8.649cm" svg:y2="4.75cm">
          <text:p text:style-name="P11"><text:measure text:kind="gap"/><text:span text:style-name="T4">Trial 2</text:span></text:p>
        </draw:measure>
        <draw:measure draw:style-name="gr44" draw:text-style-name="P14" draw:layer="measurelines" svg:x1="9cm" svg:y1="4.75cm" svg:x2="11cm" svg:y2="4.75cm">
          <text:p text:style-name="P13"><text:span text:style-name="T4">Trial 3</text:span></text:p>
        </draw:measure>
        <draw:measure draw:style-name="gr45" draw:text-style-name="P14" draw:layer="layout" svg:x1="24.5cm" svg:y1="4.75cm" svg:x2="26.5cm" svg:y2="4.75cm">
          <text:p text:style-name="P13"><text:span text:style-name="T4">Trial 3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5T11:47:44.261000000</meta:creation-date>
    <dc:date>2023-10-09T16:46:21.741000000</dc:date>
    <meta:editing-duration>PT2H47M14S</meta:editing-duration>
    <meta:editing-cycles>6</meta:editing-cycles>
    <meta:generator>LibreOffice/7.5.4.2$Windows_X86_64 LibreOffice_project/36ccfdc35048b057fd9854c757a8b67ec53977b6</meta:generator>
    <meta:document-statistic meta:object-count="63"/>
  </office:meta>
</office:document-meta>
</file>